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F44C89029BAC6331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" style:family="graphic" style:parent-style-name="objectwithoutfill">
      <style:graphic-properties svg:stroke-width="0.203cm" svg:stroke-color="#9900ff" draw:marker-start="Arrow" draw:marker-start-width="0.603cm" draw:marker-end="Arrow" draw:marker-end-width="0.603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 fo:min-height="2.036cm" fo:min-width="4.58cm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 fo:min-height="2.036cm" fo:min-width="7.12cm"/>
    </style:style>
    <style:style style:name="gr6" style:family="graphic" style:parent-style-name="objectwithoutfill">
      <style:graphic-properties svg:stroke-width="0.102cm" svg:stroke-color="#00cc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84cm"/>
    </style:style>
    <style:style style:name="gr8" style:family="graphic" style:parent-style-name="standard">
      <style:graphic-properties draw:fill="solid" draw:fill-color="#ccffcc" draw:textarea-horizontal-align="justify" draw:textarea-vertical-align="middle" draw:auto-grow-height="false" fo:min-height="13.512cm" fo:min-width="7.21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9cm" fo:min-width="6.9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8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672cm"/>
    </style:style>
    <style:style style:name="gr14" style:family="graphic" style:parent-style-name="standard">
      <style:graphic-properties draw:textarea-horizontal-align="justify" draw:textarea-vertical-align="middle" draw:auto-grow-height="false" fo:min-height="13.466cm" fo:min-width="5.342cm"/>
    </style:style>
    <style:style style:name="gr15" style:family="graphic" style:parent-style-name="standard">
      <style:graphic-properties svg:stroke-width="0.051cm" svg:stroke-color="#000000" draw:marker-start-width="0.276cm" draw:marker-end-width="0.276cm" draw:fill="solid" draw:fill-color="#99ff66" draw:textarea-horizontal-align="justify" draw:textarea-vertical-align="middle" draw:auto-grow-height="false" fo:min-height="1.224cm" fo:min-width="4.53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00" draw:marker-start-width="0.276cm" draw:marker-end-width="0.276cm" draw:fill="solid" draw:fill-color="#ccff00" draw:textarea-horizontal-align="justify" draw:textarea-vertical-align="middle" draw:auto-grow-height="false" fo:min-height="1.224cm" fo:min-width="4.53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00" draw:marker-start-width="0.276cm" draw:marker-end-width="0.276cm" draw:fill="solid" draw:fill-color="#ffff00" draw:textarea-horizontal-align="justify" draw:textarea-vertical-align="middle" draw:auto-grow-height="false" fo:min-height="1.224cm" fo:min-width="4.53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0000" draw:marker-start-width="0.276cm" draw:marker-end-width="0.276cm" draw:fill="solid" draw:fill-color="#ff3333" draw:textarea-horizontal-align="justify" draw:textarea-vertical-align="middle" draw:auto-grow-height="false" fo:min-height="1.224cm" fo:min-width="4.53cm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389cm"/>
    </style:style>
    <style:style style:name="gr21" style:family="graphic" style:parent-style-name="standard">
      <style:graphic-properties draw:textarea-horizontal-align="justify" draw:textarea-vertical-align="middle" draw:auto-grow-height="false" fo:min-height="3.243cm" fo:min-width="5.1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99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solid" draw:fill-color="#ffd320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solid" draw:fill-color="#ccffcc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solid" draw:fill-color="#99ff66"/>
      <style:paragraph-properties fo:text-align="center"/>
      <style:text-properties fo:font-size="22pt" style:font-size-asian="22pt" style:font-size-complex="22pt"/>
    </style:style>
    <style:style style:name="P15" style:family="paragraph">
      <loext:graphic-properties draw:fill="solid" draw:fill-color="#ccff00"/>
      <style:paragraph-properties fo:text-align="center"/>
      <style:text-properties fo:font-size="22pt" style:font-size-asian="22pt" style:font-size-complex="22pt"/>
    </style:style>
    <style:style style:name="P16" style:family="paragraph">
      <loext:graphic-properties draw:fill="solid" draw:fill-color="#ffff00"/>
      <style:paragraph-properties fo:text-align="center"/>
      <style:text-properties fo:font-size="22pt" style:font-size-asian="22pt" style:font-size-complex="22pt"/>
    </style:style>
    <style:style style:name="P17" style:family="paragraph">
      <loext:graphic-properties draw:fill="solid" draw:fill-color="#ff3333"/>
      <style:paragraph-properties fo:text-align="center"/>
      <style:text-properties fo:font-size="22pt" style:font-size-asian="22pt" style:font-size-complex="22pt"/>
    </style:style>
    <style:style style:name="P18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xml:id="id2" draw:id="id2" draw:layer="layout" svg:width="5.354cm" svg:height="4.846cm" svg:x="6.125cm" svg:y="5.958cm">
          <draw:image xlink:href="Pictures/10000201000001F4000001F44C89029BAC633106.png" xlink:type="simple" xlink:show="embed" xlink:actuate="onLoad">
            <text:p/>
          </draw:image>
        </draw:frame>
        <draw:connector draw:style-name="gr2" draw:text-style-name="P1" draw:layer="layout" svg:x1="8.807cm" svg:y1="3.218cm" svg:x2="8.802cm" svg:y2="5.958cm" draw:start-shape="id1" draw:start-glue-point="2" draw:end-shape="id2" draw:end-glue-point="0" svg:d="M8807 3218v1371h-5v1369" svg:viewBox="0 0 6 2741">
          <text:p/>
        </draw:connector>
        <draw:connector draw:style-name="gr3" draw:text-style-name="P1" draw:layer="layout" draw:type="curve" svg:x1="5.842cm" svg:y1="12.102cm" svg:x2="8.802cm" svg:y2="10.804cm" draw:start-shape="id3" draw:start-glue-point="8" draw:end-shape="id2" draw:end-glue-point="2" svg:d="M5842 12102c1974 0 2960-432 2960-1298" svg:viewBox="0 0 2961 1299">
          <text:p/>
        </draw:connector>
        <draw:custom-shape draw:style-name="gr4" draw:text-style-name="P3" xml:id="id4" draw:id="id4" draw:layer="layout" svg:width="5.08cm" svg:height="2.286cm" svg:x="0.695cm" svg:y="0.108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7.62cm" svg:height="2.286cm" svg:x="4.997cm" svg:y="0.932cm">
          <text:p text:style-name="P2"><text:span text:style-name="T2">Транзакци</text:span><text:span text:style-name="T2">я</text:span></text:p>
          <text:p text:style-name="P2"><text:span text:style-name="T2">(событие)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3.235cm" svg:y1="2.394cm" svg:x2="6.125cm" svg:y2="8.381cm" draw:start-shape="id4" draw:end-shape="id2" draw:end-glue-point="3" svg:d="M3235 2394c0 3992 963 5987 2890 5987" svg:viewBox="0 0 2891 5988">
          <text:p/>
        </draw:connector>
        <draw:frame draw:style-name="gr7" draw:text-style-name="P6" draw:layer="layout" svg:width="4.625cm" svg:height="1.673cm" svg:x="0.229cm" svg:y="4.604cm">
          <draw:text-box>
            <text:p text:style-name="P5"><text:span text:style-name="T3">И</text:span><text:span text:style-name="T3">н</text:span><text:span text:style-name="T3">ф</text:span><text:span text:style-name="T3">о</text:span><text:span text:style-name="T3">р</text:span><text:span text:style-name="T3">м</text:span><text:span text:style-name="T3">а</text:span><text:span text:style-name="T3">ц</text:span><text:span text:style-name="T3">и</text:span><text:span text:style-name="T3">я</text:span></text:p>
            <text:p text:style-name="P5"><text:span text:style-name="T3">о </text:span><text:span text:style-name="T3">к</text:span><text:span text:style-name="T3">л</text:span><text:span text:style-name="T3">и</text:span><text:span text:style-name="T3">е</text:span><text:span text:style-name="T3">н</text:span><text:span text:style-name="T3">т</text:span><text:span text:style-name="T3">е</text:span></text:p>
          </draw:text-box>
        </draw:frame>
        <draw:custom-shape draw:style-name="gr8" draw:text-style-name="P7" draw:layer="layout" svg:width="7.716cm" svg:height="13.762cm" svg:x="21.199cm" svg:y="0.786cm">
          <text:p/>
          <draw:enhanced-geometry svg:viewBox="0 0 21600 21600" draw:type="rectangle" draw:enhanced-path="M 0 0 L 21600 0 21600 21600 0 21600 0 0 Z N"/>
        </draw:custom-shape>
        <draw:frame draw:style-name="gr9" draw:text-style-name="P8" xml:id="id6" draw:id="id6" draw:layer="layout" svg:width="8.188cm" svg:height="2.126cm" svg:x="21.546cm" svg:y="2.997cm">
          <draw:text-box>
            <text:p><text:span text:style-name="T4">Разрешить транзакцию</text:span></text:p>
          </draw:text-box>
        </draw:frame>
        <draw:frame draw:style-name="gr10" draw:text-style-name="P9" xml:id="id8" draw:id="id8" draw:layer="layout" svg:width="7.453cm" svg:height="1.909cm" svg:x="21.546cm" svg:y="5.631cm">
          <draw:text-box>
            <text:p><text:span text:style-name="T5">Задать контрольный </text:span></text:p>
            <text:p><text:span text:style-name="T5">вопрос </text:span></text:p>
          </draw:text-box>
        </draw:frame>
        <draw:frame draw:style-name="gr11" draw:text-style-name="P10" xml:id="id10" draw:id="id10" draw:layer="layout" svg:width="8.187cm" svg:height="3.323cm" svg:x="21.55cm" svg:y="7.9cm">
          <draw:text-box>
            <text:p><text:span text:style-name="T5">Потребовать подтверждения в КЦ (Контактном Центре)</text:span></text:p>
            <text:p/>
          </draw:text-box>
        </draw:frame>
        <draw:frame draw:style-name="gr12" draw:text-style-name="P11" xml:id="id12" draw:id="id12" draw:layer="layout" svg:width="8.187cm" svg:height="3.435cm" svg:x="21.71cm" svg:y="11.05cm">
          <draw:text-box>
            <text:p><text:span text:style-name="T5">Заблокировать транзакцию и </text:span></text:p>
            <text:p><text:span text:style-name="T5">профиль</text:span></text:p>
            <text:p><text:span text:style-name="T5">клиента в системе</text:span></text:p>
          </draw:text-box>
        </draw:frame>
        <draw:frame draw:style-name="gr13" draw:text-style-name="P12" draw:layer="layout" svg:width="4.172cm" svg:height="1.119cm" svg:x="22.977cm" svg:y="1.237cm">
          <draw:text-box>
            <text:p><text:span text:style-name="T6">Действие</text:span></text:p>
          </draw:text-box>
        </draw:frame>
        <draw:custom-shape draw:style-name="gr14" draw:text-style-name="P13" draw:layer="layout" svg:width="5.842cm" svg:height="13.716cm" svg:x="13.403cm" svg:y="0.93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5" draw:id="id5" draw:layer="layout" svg:width="5.08cm" svg:height="1.524cm" svg:x="13.911cm" svg:y="3.296cm">
          <text:p text:style-name="P2"><text:span text:style-name="T4">ALLOW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xml:id="id7" draw:id="id7" draw:layer="layout" svg:width="5.08cm" svg:height="1.524cm" svg:x="13.911cm" svg:y="5.82cm">
          <text:p text:style-name="P2"><text:span text:style-name="T4">CHALLENGE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xml:id="id9" draw:id="id9" draw:layer="layout" svg:width="5.08cm" svg:height="1.524cm" svg:x="13.911cm" svg:y="8.796cm">
          <text:p text:style-name="P2"><text:span text:style-name="T4">REVIEW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xml:id="id11" draw:id="id11" draw:layer="layout" svg:width="5.08cm" svg:height="1.524cm" svg:x="13.911cm" svg:y="12.006cm">
          <text:p text:style-name="P2"><text:span text:style-name="T4">DENY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11.454cm" svg:y1="8.294cm" svg:x2="13.886cm" svg:y2="6.495cm" svg:d="M11454 8294h1466v-1799h966" svg:viewBox="0 0 2433 1800">
          <text:p/>
        </draw:connector>
        <draw:connector draw:style-name="gr19" draw:text-style-name="P1" draw:layer="layout" svg:x1="11.454cm" svg:y1="8.294cm" svg:x2="13.886cm" svg:y2="3.971cm" svg:d="M11454 8294h1466v-4323h966" svg:viewBox="0 0 2433 4324">
          <text:p/>
        </draw:connector>
        <draw:connector draw:style-name="gr19" draw:text-style-name="P1" draw:layer="layout" svg:x1="11.454cm" svg:y1="8.469cm" svg:x2="13.886cm" svg:y2="12.256cm" svg:d="M11454 8469h1466v3787h966" svg:viewBox="0 0 2433 3788">
          <text:p/>
        </draw:connector>
        <draw:connector draw:style-name="gr19" draw:text-style-name="P1" draw:layer="layout" svg:x1="11.454cm" svg:y1="8.469cm" svg:x2="13.886cm" svg:y2="9.646cm" svg:d="M11454 8469h1466v1177h966" svg:viewBox="0 0 2433 1178">
          <text:p/>
        </draw:connector>
        <draw:frame draw:style-name="gr20" draw:text-style-name="P12" draw:layer="layout" svg:width="3.889cm" svg:height="1.119cm" svg:x="14.477cm" svg:y="1.338cm">
          <draw:text-box>
            <text:p><text:span text:style-name="T6">Решение</text:span></text:p>
          </draw:text-box>
        </draw:frame>
        <draw:custom-shape draw:style-name="gr21" draw:text-style-name="P18" xml:id="id3" draw:id="id3" draw:layer="layout" svg:width="5.608cm" svg:height="5.588cm" svg:x="0.234cm" svg:y="9.308cm">
          <text:p text:style-name="P2"><text:span text:style-name="T7">История</text:span></text:p>
          <text:p text:style-name="P2"><text:span text:style-name="T7">транзакций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9" draw:text-style-name="P1" draw:layer="layout" svg:x1="18.991cm" svg:y1="4.058cm" svg:x2="21.546cm" svg:y2="4.06cm" draw:start-shape="id5" draw:end-shape="id6" svg:d="M18991 4058h1291v2h1264" svg:viewBox="0 0 2556 3">
          <text:p/>
        </draw:connector>
        <draw:connector draw:style-name="gr19" draw:text-style-name="P1" draw:layer="layout" svg:x1="18.991cm" svg:y1="6.582cm" svg:x2="21.546cm" svg:y2="6.585cm" draw:start-shape="id7" draw:start-glue-point="1" draw:end-shape="id8" draw:end-glue-point="3" svg:d="M18991 6582h1291v3h1264" svg:viewBox="0 0 2556 4">
          <text:p/>
        </draw:connector>
        <draw:connector draw:style-name="gr19" draw:text-style-name="P1" draw:layer="layout" svg:x1="18.991cm" svg:y1="9.558cm" svg:x2="21.55cm" svg:y2="9.561cm" draw:start-shape="id9" draw:end-shape="id10" draw:end-glue-point="3" svg:d="M18991 9558h1293v3h1266" svg:viewBox="0 0 2560 4">
          <text:p/>
        </draw:connector>
        <draw:connector draw:style-name="gr19" draw:text-style-name="P1" draw:layer="layout" svg:x1="18.991cm" svg:y1="12.768cm" svg:x2="21.71cm" svg:y2="12.767cm" draw:start-shape="id11" draw:start-glue-point="1" draw:end-shape="id12" svg:d="M18991 12768h1373v-1h1346" svg:viewBox="0 0 2720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21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1:37:28.514163414</meta:creation-date>
    <meta:generator>LibreOffice/6.0.7.3$Linux_X86_64 LibreOffice_project/00m0$Build-3</meta:generator>
    <dc:date>2019-09-17T16:03:30.619217216</dc:date>
    <meta:editing-duration>PT19M30S</meta:editing-duration>
    <meta:editing-cycles>5</meta:editing-cycles>
    <meta:document-statistic meta:object-count="28"/>
  </office:meta>
</office:document-meta>
</file>